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.75pt" officeooo:paragraph-rsid="000708f1"/>
    </style:style>
    <style:style style:name="P2" style:family="paragraph" style:parent-style-name="Standard">
      <style:text-properties fo:font-size="14pt" fo:font-weight="bold" officeooo:rsid="000708f1" officeooo:paragraph-rsid="000708f1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Likhan" fo:font-size="12pt" style:font-size-asian="12pt" style:font-size-complex="12pt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Likhan" fo:font-size="12pt" officeooo:rsid="000708f1" officeooo:paragraph-rsid="000708f1" style:font-size-asian="12pt" style:font-size-complex="12pt"/>
    </style:style>
    <style:style style:name="P5" style:family="paragraph" style:parent-style-name="Standard">
      <style:paragraph-properties fo:margin-top="0.101cm" fo:margin-bottom="0.101cm" loext:contextual-spacing="false"/>
      <style:text-properties officeooo:rsid="00078e71" officeooo:paragraph-rsid="00078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unit teszt</text:p>
      <text:p text:style-name="P1"/>
      <text:p text:style-name="P3">A JUnit egy szabad forráskódú modultesztelő rendszer, amely Java programjaink auto-<text:line-break/>matikus teszteléséhez nyújt segítséget. A rendszer letölthető a http://junit.org webcímről,<text:line-break/>ahol további hasznos információkat is találhatunk a JUnit használatáról és általában a tesztelésről.<text:line-break/>A JUnit redszer használatával javíthatjuk programjaink minőségét, amivel hibake-<text:line-break/>resési időt takarítunk meg.</text:p>
      <text:p text:style-name="P4">A JUnit tesztek a junit.framework.TestCase leszármazottjai, és a tesztelendő kódot publikus testValami() nevű metódusokban adjuk meg. (Valami tetszőleges azonosító lehet.) A teszt futása során az összes ilyen metódus futtatásra kerül, amelynek háromféle eredménye lehet: Sikeres végrehajtás(pass): ez azt jelenti, hogy a teszt rendben lefutott, és az ellenőrzési feltételek mind teljesültek. Sikertelen végrehajtás(failure): a teszt lefutott, de valamelyik ellenőrzési feltétel nem teljesült. Hiba(error): A teszt futása során valami komolyabb hiba merült fel, például egy Exception dobódott valamelyik tesztmetódus futása során, vagy nem volt tesztmetódus a megadott tesztosztályban.</text:p>
      <text:p text:style-name="P5">Egyszerű példa</text:p>
      <text:p text:style-name="P5">import org.junit.*;</text:p>
      <text:p text:style-name="P5"/>
      <text:p text:style-name="P5">public class TestFoobar {</text:p>
      <text:p text:style-name="P5"><text:s text:c="4"/>@BeforeClass</text:p>
      <text:p text:style-name="P5"><text:s text:c="4"/>public static void setUpClass() throws Exception {</text:p>
      <text:p text:style-name="P5"><text:s text:c="8"/>// első test metódus előtt végehajtandó kód</text:p>
      <text:p text:style-name="P5"><text:s text:c="4"/>}</text:p>
      <text:p text:style-name="P5"/>
      <text:p text:style-name="P5"><text:s text:c="4"/>@AfterClass</text:p>
      <text:p text:style-name="P5"><text:s text:c="4"/>public static void tearDownClass() throws Exception {</text:p>
      <text:p text:style-name="P5"><text:s text:c="8"/>// az utolsó test metódus után végrehajtandó kód</text:p>
      <text:p text:style-name="P5"><text:s text:c="4"/>}</text:p>
      <text:p text:style-name="P5"/>
      <text:p text:style-name="P5"><text:s text:c="4"/></text:p>
      <text:p text:style-name="P5"><text:s text:c="4"/>@Test(timeout=1000) <text:s text:c="3"/></text:p>
      <text:p text:style-name="P5"><text:s text:c="4"/>public void testOneThing() {</text:p>
      <text:p text:style-name="P5"><text:s text:c="8"/>// egy dolog tesztelésére szolgáló kód - időtullépés megadásával</text:p>
      <text:p text:style-name="P5"><text:s text:c="4"/>}</text:p>
      <text:p text:style-name="P5"><text:s/></text:p>
      <text:p text:style-name="P5"><text:s text:c="4"/>@Test</text:p>
      <text:p text:style-name="P5"><text:s text:c="4"/>public void testAnotherThing() {</text:p>
      <text:p text:style-name="P5"><text:s text:c="8"/>// másik dolog tesztelésére szolgáló kód</text:p>
      <text:p text:style-name="P5"><text:s text:c="4"/>}</text:p>
      <text:p text:style-name="P5"><text:soft-page-break/><text:s/></text:p>
      <text:p text:style-name="P5"><text:s text:c="4"/>@Test</text:p>
      <text:p text:style-name="P5"><text:s text:c="4"/>public void testSomethingElse() {</text:p>
      <text:p text:style-name="P5"><text:s text:c="8"/>// egyéb másik dolog tesztelésére szolgáló kód</text:p>
      <text:p text:style-name="P5"><text:s text:c="4"/>}</text:p>
      <text:p text:style-name="P5"/>
      <text:p text:style-name="P5"><text:s text:c="4"/>@Ignore</text:p>
      <text:p text:style-name="P5"><text:s text:c="4"/>public void testSomethingElse() {</text:p>
      <text:p text:style-name="P5"><text:s text:c="8"/>// egyéb másik dolog tesztelésére szolgáló kód - nem fog végrehajtódni</text:p>
      <text:p text:style-name="P5"><text:s text:c="4"/>}</text:p>
      <text:p text:style-name="P5"/>
      <text:p text:style-name="P5"><text:s text:c="4"/>@Before</text:p>
      <text:p text:style-name="P5"><text:s text:c="4"/>public void setUp() throws Exception {</text:p>
      <text:p text:style-name="P5"><text:s text:c="8"/>// minden test előtt végrehajtandó metódus</text:p>
      <text:p text:style-name="P5"><text:s text:c="4"/>}</text:p>
      <text:p text:style-name="P5"><text:s/></text:p>
      <text:p text:style-name="P5"><text:s text:c="4"/>@After</text:p>
      <text:p text:style-name="P5"><text:s text:c="4"/>public void tearDown() throws Exception {</text:p>
      <text:p text:style-name="P5"><text:s text:c="8"/>// minden test után végrehajtandó metódus</text:p>
      <text:p text:style-name="P5"><text:s text:c="4"/>}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2:38:16.032767100</meta:creation-date>
    <dc:date>2018-11-14T14:06:25.685152323</dc:date>
    <meta:editing-duration>PT8M51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43" meta:word-count="262" meta:character-count="2092" meta:non-whitespace-character-count="1698"/>
  </office:meta>
</office:document-meta>
</file>